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paragraph-properties fo:line-height="150%"/>
    </style:style>
    <style:style style:name="P4" style:family="paragraph" style:parent-style-name="Text_20_body">
      <style:paragraph-properties fo:line-height="150%"/>
    </style:style>
    <style:style style:name="P5"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6" style:family="paragraph" style:parent-style-name="Standard" style:list-style-name="L1">
      <style:paragraph-properties fo:line-height="150%"/>
      <style:text-properties style:font-name="標楷體" fo:font-size="14pt" style:font-name-asian="標楷體" style:font-size-asian="14pt" style:font-size-complex="14pt"/>
    </style:style>
    <style:style style:name="P7" style:family="paragraph" style:parent-style-name="Standard" style:list-style-name="L2">
      <style:paragraph-properties fo:line-height="150%"/>
      <style:text-properties style:font-name="標楷體" fo:font-size="14pt" style:font-name-asian="標楷體" style:font-size-asian="14pt" style:language-asian="zh" style:country-asian="TW" style:font-size-complex="14pt"/>
    </style:style>
    <style:style style:name="P8" style:family="paragraph" style:parent-style-name="Standard" style:list-style-name="L5">
      <style:paragraph-properties fo:line-height="150%"/>
      <style:text-properties style:font-name="標楷體" style:font-name-asian="標楷體"/>
    </style:style>
    <style:style style:name="P9" style:family="paragraph" style:parent-style-name="Standard" style:list-style-name="L1">
      <style:paragraph-properties fo:line-height="150%"/>
    </style:style>
    <style:style style:name="P10" style:family="paragraph" style:parent-style-name="Standard" style:list-style-name="L2">
      <style:paragraph-properties fo:line-height="150%"/>
    </style:style>
    <style:style style:name="P11" style:family="paragraph" style:parent-style-name="Standard" style:list-style-name="L3">
      <style:paragraph-properties fo:line-height="150%"/>
    </style:style>
    <style:style style:name="P12" style:family="paragraph" style:parent-style-name="Standard" style:list-style-name="L4">
      <style:paragraph-properties fo:line-height="150%"/>
    </style:style>
    <style:style style:name="P13" style:family="paragraph" style:parent-style-name="Standard" style:list-style-name="L5">
      <style:paragraph-properties fo:line-height="150%"/>
    </style:style>
    <style:style style:name="P14" style:family="paragraph" style:parent-style-name="Standard" style:list-style-name="L2">
      <style:paragraph-properties fo:line-height="150%"/>
      <style:text-properties fo:font-size="14pt" style:font-name-asian="標楷體" style:font-size-asian="14pt" style:font-size-complex="14pt"/>
    </style:style>
    <style:style style:name="P15" style:family="paragraph" style:parent-style-name="Standard" style:list-style-name="L2">
      <style:paragraph-properties fo:line-height="150%"/>
      <style:text-properties fo:font-size="14pt" style:font-name-asian="標楷體" style:font-size-asian="14pt" style:language-asian="zh" style:country-asian="TW" style:font-size-complex="14pt"/>
    </style:style>
    <style:style style:name="P16" style:family="paragraph" style:parent-style-name="Standard" style:list-style-name="L2">
      <style:paragraph-properties fo:line-height="150%">
        <style:tab-stops/>
      </style:paragraph-properties>
      <style:text-properties fo:font-size="14pt" style:font-name-asian="標楷體" style:font-size-asian="14pt" style:language-asian="zh" style:country-asian="TW" style:font-size-complex="14pt"/>
    </style:style>
    <style:style style:name="P17" style:family="paragraph" style:parent-style-name="Standard" style:list-style-name="L3">
      <style:paragraph-properties fo:line-height="150%"/>
      <style:text-properties fo:font-size="14pt" style:font-name-asian="標楷體" style:font-size-asian="14pt" style:language-asian="zh" style:country-asian="TW" style:font-size-complex="14pt"/>
    </style:style>
    <style:style style:name="P18" style:family="paragraph" style:parent-style-name="Standard" style:list-style-name="L4">
      <style:paragraph-properties fo:line-height="150%"/>
      <style:text-properties fo:font-size="14pt" style:font-name-asian="標楷體" style:font-size-asian="14pt" style:language-asian="zh" style:country-asian="TW" style:font-size-complex="14pt"/>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style:font-name="標楷體" fo:font-size="14pt" fo:letter-spacing="0.049cm" fo:language="en" fo:country="US" style:font-name-asian="標楷體" style:font-size-asian="14pt" style:language-asian="zh" style:country-asian="TW"/>
    </style:style>
    <style:style style:name="T4" style:family="text">
      <style:text-properties style:font-name="標楷體" fo:letter-spacing="0.049cm"/>
    </style:style>
    <style:style style:name="T5" style:family="text">
      <style:text-properties style:font-name="標楷體" fo:letter-spacing="0.049cm" fo:language="en" fo:country="US"/>
    </style:style>
    <style:style style:name="T6" style:family="text">
      <style:text-properties style:font-name="標楷體" fo:letter-spacing="0.049cm" style:font-name-asian="標楷體" style:font-size-asian="14pt" style:language-asian="zh" style:country-asian="TW"/>
    </style:style>
    <style:style style:name="T7" style:family="text">
      <style:text-properties fo:font-size="14pt" style:font-name-asian="標楷體" style:font-size-asian="14pt" style:font-size-complex="14pt"/>
    </style:style>
    <style:style style:name="T8" style:family="text">
      <style:text-properties fo:font-size="14pt" style:font-name-asian="標楷體" style:font-size-asian="14pt" style:language-asian="zh" style:country-asian="HK" style:font-size-complex="14pt"/>
    </style:style>
    <style:style style:name="T9" style:family="text">
      <style:text-properties fo:font-size="14pt" style:font-name-asian="標楷體" style:font-size-asian="14pt" style:language-asian="zh" style:country-asian="TW" style:font-size-complex="14pt"/>
    </style:style>
    <style:style style:name="T10" style:family="text">
      <style:text-properties fo:font-size="14pt" fo:letter-spacing="0.049cm" fo:language="en" fo:country="US" style:font-size-asian="14pt" style:language-asian="zh" style:country-asian="TW"/>
    </style:style>
    <style:style style:name="T11" style:family="text">
      <style:text-properties fo:font-size="14pt" fo:letter-spacing="0.049cm" fo:language="en" fo:country="US" style:font-name-asian="標楷體" style:font-size-asian="14pt"/>
    </style:style>
    <style:style style:name="T12" style:family="text">
      <style:text-properties fo:font-size="14pt" fo:letter-spacing="0.049cm" fo:language="en" fo:country="US" style:font-name-asian="標楷體" style:font-size-asian="14pt" style:language-asian="zh" style:country-asian="TW"/>
    </style:style>
    <style:style style:name="T13" style:family="text">
      <style:text-properties fo:font-size="14pt" fo:language="en" fo:country="US"/>
    </style:style>
    <style:style style:name="T14" style:family="text">
      <style:text-properties fo:color="#000000"/>
    </style:style>
    <style:style style:name="T15" style:family="text">
      <style:text-properties fo:color="#000000" style:font-name="標楷體" fo:font-size="14pt" style:font-name-asian="標楷體" style:font-size-asian="14pt" style:language-asian="zh" style:country-asian="TW" style:font-size-complex="14pt"/>
    </style:style>
    <style:style style:name="T16" style:family="text">
      <style:text-properties fo:color="#000000" fo:language="en" fo:country="US"/>
    </style:style>
    <style:style style:name="T17" style:family="text">
      <style:text-properties style:language-asian="zh" style:country-asian="TW"/>
    </style:style>
    <style:style style:name="T18" style:family="text">
      <style:text-properties fo:letter-spacing="0.049cm"/>
    </style:style>
    <style:style style:name="T19" style:family="text">
      <style:text-properties fo:letter-spacing="0.049cm" style:font-size-asian="14pt"/>
    </style:style>
    <style:style style:name="T20" style:family="text">
      <style:text-properties fo:letter-spacing="0.049cm" style:font-size-asian="14pt" style:language-asian="zh" style:country-asian="TW"/>
    </style:style>
    <style:style style:name="T21" style:family="text">
      <style:text-properties fo:letter-spacing="0.049cm" style:font-name-asian="標楷體" style:font-size-asian="14pt"/>
    </style:style>
    <style:style style:name="T22" style:family="text">
      <style:text-properties fo:letter-spacing="0.049cm" style:font-name-asian="標楷體" style:font-size-asian="14pt" style:language-asian="zh" style:country-asian="TW"/>
    </style:style>
    <style:style style:name="T23" style:family="text">
      <style:text-properties fo:letter-spacing="0.049cm" fo:language="en" fo:country="US"/>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基隆市安樂地政事務所</text:p>
      <text:p text:style-name="P2">106年度11月份第1次主管會議紀錄</text:p>
      <text:p text:style-name="P2"/>
      <text:list xml:id="list8815431766296993024" text:style-name="L1">
        <text:list-item>
          <text:p text:style-name="P6">時間：中華民國106年11月<text:span text:style-name="T17">10</text:span>日<text:span text:style-name="T17">下</text:span>午<text:span text:style-name="T17">2</text:span>時整</text:p>
        </text:list-item>
        <text:list-item>
          <text:p text:style-name="P6">地點：三樓民眾談室</text:p>
        </text:list-item>
        <text:list-item>
          <text:p text:style-name="P6">主席：代理主任戴清文</text:p>
        </text:list-item>
        <text:list-item>
          <text:p text:style-name="P9"><text:span text:style-name="預設段落字型"><text:span text:style-name="T1">出席人員：陳</text:span></text:span><text:span text:style-name="預設段落字型"><text:span text:style-name="T2">慧懿</text:span></text:span><text:span text:style-name="預設段落字型"><text:span text:style-name="T1">、戴清文、周力行、</text:span></text:span><text:span text:style-name="預設段落字型"><text:span text:style-name="T2">李美玲 <text:s text:c="7"/></text:span></text:span><text:span text:style-name="預設段落字型"><text:span text:style-name="T1"><text:s text:c="4"/>紀錄：陳苑蒨</text:span></text:span></text:p>
        </text:list-item>
        <text:list-item>
          <text:p text:style-name="P6">各單位報告事項：</text:p>
        </text:list-item>
      </text:list>
      <text:list xml:id="list5217544801562732015" text:style-name="L2">
        <text:list-item>
          <text:p text:style-name="P14">第一課</text:p>
          <text:list>
            <text:list-item>
              <text:p text:style-name="P15">本課106年10月業務推動情形如下：</text:p>
              <text:list>
                <text:list-item>
                  <text:p text:style-name="P14">登記案件(含一般、速件、限制登記)：<text:span text:style-name="T17">1</text:span>,<text:span text:style-name="T17">716</text:span>件，土地<text:span text:style-name="T17">4</text:span>,<text:span text:style-name="T17">763</text:span>筆、建物<text:span text:style-name="T17">1</text:span>,<text:span text:style-name="T17">869</text:span>棟。</text:p>
                </text:list-item>
                <text:list-item>
                  <text:p text:style-name="P15">辦理更正案件：40件、土地：196筆、建物：21棟，多數為公有土地登記資料異常之更正。</text:p>
                </text:list-item>
                <text:list-item>
                  <text:p text:style-name="P14">午休諮詢不打烊服務：<text:span text:style-name="T17">169</text:span>件。</text:p>
                </text:list-item>
                <text:list-item>
                  <text:p text:style-name="P14">到府服務案件：0件。</text:p>
                </text:list-item>
                <text:list-item>
                  <text:p text:style-name="P14">延長服務預約領件：<text:span text:style-name="T17">0</text:span>件<text:span text:style-name="T17">。</text:span></text:p>
                </text:list-item>
                <text:list-item>
                  <text:p text:style-name="P15">線上預約申請信託專簿：0件。</text:p>
                </text:list-item>
                <text:list-item>
                  <text:p text:style-name="P15">受理人民申請退還當年度屬2萬元以下地政規費案件：7件。</text:p>
                </text:list-item>
                <text:list-item>
                  <text:p text:style-name="P15">暫存列管公文：0件。</text:p>
                </text:list-item>
                <text:list-item>
                  <text:p text:style-name="P15">法令研討2次，分別於10月13日、25日辦理。</text:p>
                </text:list-item>
              </text:list>
            </text:list-item>
            <text:list-item>
              <text:p text:style-name="P16">本所登記之公有土地地籍資料異常者，皆已調閱相關登記簿冊比對完畢，其中辦竣更正登記者有3,452筆，函文請管理機關查明者計261筆，其他尚有疑義者計5筆，合計共3,766筆。</text:p>
            </text:list-item>
            <text:list-item>
              <text:p text:style-name="P16">為提升地籍清理條例規定之45年12月31日以前登記之未定期限地上權之清理績效，已於11月7日再度發函請公有機關之地上權人儘速辦理塗銷登記。</text:p>
            </text:list-item>
          </text:list>
        </text:list-item>
        <text:list-item>
          <text:p text:style-name="P15">第二課</text:p>
          <text:list>
            <text:list-item>
              <text:p text:style-name="P15"><text:soft-page-break/><text:span text:style-name="T4">為確保本所測量成果品質，</text:span><text:span text:style-name="T5">11</text:span><text:span text:style-name="T4">月</text:span><text:span text:style-name="T5">1</text:span><text:span text:style-name="T4">日已派員至本市七堵簡易基線場辦理電子測距經緯儀檢校作業。 <text:s/></text:span></text:p>
            </text:list-item>
            <text:list-item>
              <text:p text:style-name="P15"><text:span text:style-name="T4">本所安樂自辦重測區重測，地籍調查、協助指界進度皆落後，業於</text:span><text:span text:style-name="T5">11</text:span><text:span text:style-name="T4">月</text:span><text:span text:style-name="T5">7</text:span><text:span text:style-name="T4">日與委外廠商開會研議，預定於</text:span><text:span text:style-name="T5">11</text:span><text:span text:style-name="T4">月底完成協助指界作業，於</text:span><text:span text:style-name="T5">12</text:span><text:span text:style-name="T4">月</text:span><text:span text:style-name="T5">14</text:span><text:span text:style-name="T4">日辦理公告。 <text:s text:c="2"/></text:span></text:p>
            </text:list-item>
            <text:list-item>
              <text:p text:style-name="P15"><text:span text:style-name="T5">11</text:span><text:span text:style-name="T4">月</text:span><text:span text:style-name="T5">9</text:span><text:span text:style-name="T4">日邀請經濟部工業局大武崙工業區服務中心召開重測區內大武崙段武崙小段</text:span><text:span text:style-name="T5">138</text:span><text:span text:style-name="T4">地號等</text:span><text:span text:style-name="T5">12</text:span><text:span text:style-name="T4">筆土地與同段內寮小段</text:span><text:span text:style-name="T5">320-4</text:span><text:span text:style-name="T4">地號等</text:span><text:span text:style-name="T5">20</text:span><text:span text:style-name="T4">筆土地重疊更正說明會。 <text:s text:c="2"/></text:span></text:p>
            </text:list-item>
          </text:list>
        </text:list-item>
        <text:list-item>
          <text:p text:style-name="P15">第三課</text:p>
          <text:list>
            <text:list-item>
              <text:p text:style-name="P10"><text:span text:style-name="預設段落字型"><text:span text:style-name="T7">送交總務之本所106年</text:span></text:span><text:span text:style-name="預設段落字型"><text:span text:style-name="T9">10</text:span></text:span><text:span text:style-name="預設段落字型"><text:span text:style-name="T7">月奉核以零用金支付案件共</text:span></text:span><text:span text:style-name="預設段落字型"><text:span text:style-name="T9">26</text:span></text:span><text:span text:style-name="預設段落字型"><text:span text:style-name="T7">件，均已領取；另本所106年</text:span></text:span><text:span text:style-name="預設段落字型"><text:span text:style-name="T9">10</text:span></text:span><text:span text:style-name="預設段落字型"><text:span text:style-name="T7">月</text:span></text:span><text:span text:style-name="預設段落字型"><text:span text:style-name="T9">無</text:span></text:span><text:span text:style-name="預設段落字型"><text:span text:style-name="T7">2萬元以上及跨年度退費申請案。</text:span></text:span></text:p>
            </text:list-item>
            <text:list-item>
              <text:p text:style-name="P10"><text:span text:style-name="預設段落字型"><text:span text:style-name="T7">本課106年</text:span></text:span><text:span text:style-name="預設段落字型"><text:span text:style-name="T9">10</text:span></text:span><text:span text:style-name="預設段落字型"><text:span text:style-name="T7">月無民眾投訴，「電話代查公告現值創新服務」、「網路申請歷年公告地價資料」及「網路申請檔案閱覽抄錄複製」業於網路宣導，電話代查服務106年</text:span></text:span><text:span text:style-name="預設段落字型"><text:span text:style-name="T9">10</text:span></text:span><text:span text:style-name="預設段落字型"><text:span text:style-name="T7">月共服務</text:span></text:span><text:span text:style-name="預設段落字型"><text:span text:style-name="T9">3</text:span></text:span><text:span text:style-name="預設段落字型"><text:span text:style-name="T8">件</text:span></text:span><text:span text:style-name="預設段落字型"><text:span text:style-name="T7">。</text:span></text:span></text:p>
            </text:list-item>
            <text:list-item>
              <text:p text:style-name="P10"><text:span text:style-name="預設段落字型"><text:span text:style-name="T9">本課吳課員家豪於10月6日調任仁武地政，職缺頃奉核准報提高考並於開缺期間遴聘職務代理，麻煩人事協助辦理後續進用事宜</text:span></text:span>。</text:p>
            </text:list-item>
            <text:list-item>
              <text:p text:style-name="P7">市府107年公告土地現值及重新規定地價作業簡報會議，訂於11月15日下午2時假四樓簡報室召開，請鈞長率職及四區地價承辦同仁與會。</text:p>
            </text:list-item>
          </text:list>
        </text:list-item>
        <text:list-item>
          <text:p text:style-name="P15">會計</text:p>
          <text:list>
            <text:list-item>
              <text:p text:style-name="P15">本所本年度截10<text:span text:style-name="預設段落字型">月底止歲入及歲出執行率如下：</text:span></text:p>
              <text:list>
                <text:list-item>
                  <text:p text:style-name="P15"><text:span text:style-name="預設段落字型">歲入部份：</text:span></text:p>
                </text:list-item>
              </text:list>
            </text:list-item>
          </text:list>
        </text:list-item>
      </text:list>
      <text:list xml:id="list4875965190207476889" text:style-name="L3">
        <text:list-item>
          <text:list>
            <text:list-item>
              <text:list>
                <text:list-item>
                  <text:list>
                    <text:list-item>
                      <text:p text:style-name="P11"><text:span text:style-name="預設段落字型"><text:span text:style-name="T9">罰金罰鍰及怠金：104.90%</text:span></text:span></text:p>
                    </text:list-item>
                    <text:list-item>
                      <text:p text:style-name="P11"><text:span text:style-name="預設段落字型"><text:span text:style-name="T9">行政規費收入：132.82%</text:span></text:span></text:p>
                    </text:list-item>
                    <text:list-item>
                      <text:p text:style-name="P17"><text:span text:style-name="預設段落字型">使用規費收入：107.52%</text:span></text:p>
                    </text:list-item>
                  </text:list>
                </text:list-item>
                <text:list-item>
                  <text:p text:style-name="P17"><text:span text:style-name="預設段落字型">歲出部份：</text:span></text:p>
                </text:list-item>
              </text:list>
            </text:list-item>
          </text:list>
        </text:list-item>
      </text:list>
      <text:list xml:id="list6680877100876426348" text:style-name="L4">
        <text:list-item>
          <text:list>
            <text:list-item>
              <text:list>
                <text:list-item>
                  <text:list>
                    <text:list-item>
                      <text:p text:style-name="P18"><text:span text:style-name="預設段落字型">行政管理：83.79%</text:span></text:p>
                    </text:list-item>
                    <text:list-item>
                      <text:p text:style-name="P12"><text:soft-page-break/><text:span text:style-name="預設段落字型"><text:span text:style-name="T9">土地建物登記：86.94%</text:span></text:span></text:p>
                    </text:list-item>
                    <text:list-item>
                      <text:p text:style-name="P12"><text:span text:style-name="預設段落字型"><text:span text:style-name="T9">土地建物測量及複丈：37.06%</text:span></text:span></text:p>
                    </text:list-item>
                    <text:list-item>
                      <text:p text:style-name="P12"><text:span text:style-name="預設段落字型"><text:span text:style-name="T9">平均地權：74.89%</text:span></text:span></text:p>
                    </text:list-item>
                    <text:list-item>
                      <text:p text:style-name="P18"><text:span text:style-name="預設段落字型">一般建築及設備：0%</text:span></text:p>
                    </text:list-item>
                  </text:list>
                </text:list-item>
              </text:list>
            </text:list-item>
            <text:list-item>
              <text:p text:style-name="P18"><text:span text:style-name="預設段落字型">依據106年10月24日基府主歲貳字第1060247094號函，107年度總預算案業於106年10月23日基府主歲貳字第1060246989號函送市議會，本所已依市議會要求10萬元以上預算詳列補充說明，並於106年11月8日送交市議會府會連絡室。</text:span></text:p>
            </text:list-item>
          </text:list>
        </text:list-item>
      </text:list>
      <text:list xml:id="list30715379" text:continue-list="list5217544801562732015" text:style-name="L2">
        <text:list-item>
          <text:p text:style-name="P15">人事</text:p>
          <text:list>
            <text:list-item>
              <text:p text:style-name="P15"><text:span text:style-name="T14">行政院人事行政總處公務人力發展學院為規劃</text:span><text:span text:style-name="T16">107</text:span><text:span text:style-name="T14">年度訓練計畫，辦理各研習班別之需求人數調查，請轉知所屬同仁依預定辦理班別表所列之班別、研習目標、研習主題（內容）及研習對象，核實填列訓練需求。</text:span></text:p>
            </text:list-item>
            <text:list-item>
              <text:p text:style-name="P15"><text:span text:style-name="T14">提醒同仁及早規劃休假行程，請領休假補助費；另外符合請領未休假加班費資格之同仁，如尚未至差勤系統辦理者，儘速上網辦理。</text:span></text:p>
            </text:list-item>
          </text:list>
        </text:list-item>
        <text:list-item>
          <text:p text:style-name="P15">政風</text:p>
          <text:list>
            <text:list-item>
              <text:p text:style-name="P15"><text:span text:style-name="T23">106</text:span><text:span text:style-name="T18">年度公職人員財產申報定期申報期間自</text:span><text:span text:style-name="T23">106</text:span><text:span text:style-name="T18">年</text:span><text:span text:style-name="T23">11</text:span><text:span text:style-name="T18">月</text:span><text:span text:style-name="T23">1</text:span><text:span text:style-name="T18">日至</text:span><text:span text:style-name="T23">12</text:span><text:span text:style-name="T18">月</text:span><text:span text:style-name="T23">31</text:span><text:span text:style-name="T18">日止，請依法於期限內辦理公職人員財產申報。</text:span> </text:p>
            </text:list-item>
          </text:list>
        </text:list-item>
      </text:list>
      <text:p text:style-name="P3"/>
      <text:list xml:id="list5212343123089639954" text:style-name="L5">
        <text:list-item>
          <text:p text:style-name="P13"><text:span text:style-name="預設段落字型"><text:span text:style-name="T1">主席指示事項</text:span></text:span></text:p>
          <text:list>
            <text:list-item>
              <text:p text:style-name="P13"><text:span text:style-name="T21">本所</text:span><text:span text:style-name="T12">安</text:span><text:span text:style-name="T21">樂自辦重測區重測作業度落後，請積極趕辦。除依法得不列入今年度公告之土地外，務必於</text:span><text:span text:style-name="T11">12</text:span><text:span text:style-name="T21">月中旬辦理公告作</text:span><text:span text:style-name="T22">業。</text:span></text:p>
            </text:list-item>
            <text:list-item>
              <text:p text:style-name="P13"><text:span text:style-name="T6">有關重測公告完成後地籍及地價資料轉檔作業，已洽請汐止地政事務所就近協助及輔導，請相關作業人員速洽該所協助。</text:span></text:p>
            </text:list-item>
            <text:list-item>
              <text:p text:style-name="P8"><text:span text:style-name="T19">有關公職人員財產申報定期申報務必於規定期限內完成申報。 </text:span></text:p>
            </text:list-item>
          </text:list>
        </text:list-item>
      </text:list>
      <text:p text:style-name="P4"><text:span text:style-name="預設段落字型"><text:span text:style-name="T15"/></text:span></text:p>
      <text:list xml:id="list30722950" text:continue-numbering="true" text:style-name="L5">
        <text:list-item>
          <text:p text:style-name="P13"><text:span text:style-name="預設段落字型"><text:span text:style-name="T1">散會：</text:span></text:span><text:span text:style-name="預設段落字型"><text:span text:style-name="T2">下</text:span></text:span><text:span text:style-name="預設段落字型"><text:span text:style-name="T1">午</text:span></text:span><text:span text:style-name="預設段落字型"><text:span text:style-name="T2">2</text:span></text:span><text:span text:style-name="預設段落字型"><text:span text:style-name="T1">時50</text:span></text:span><text:span text:style-name="預設段落字型"><text:span text:style-name="T2">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3</text:page-number>/<text:page-count>3</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登記課 安樂地政</meta:initial-creator>
    <dc:creator>安樂地政 </dc:creator>
    <meta:creation-date>2016-06-29T13:28:00Z</meta:creation-date>
    <dc:date>2017-11-14T10:54:42.58</dc:date>
    <meta:editing-cycles>95</meta:editing-cycles>
    <meta:editing-duration>PT10H26M29S</meta:editing-duration>
    <meta:printed-by>安樂地政 </meta:printed-by>
    <meta:print-date>2017-11-14T10:54:38.41</meta:print-date>
    <meta:document-statistic meta:table-count="0" meta:image-count="0" meta:object-count="0" meta:page-count="3" meta:paragraph-count="53" meta:word-count="1465" meta:character-count="1702"/>
    <meta:template xlink:type="simple" xlink:actuate="onRequest" xlink:title="" xlink:href="../../../../研考/研考/會議資料/主管會議_週/1.會議紀錄/主管會議-1060414.odt/Normal"/>
  </office:meta>
</office:document-meta>
</file>